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cd3b" officeooo:paragraph-rsid="001ccd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ter deploying ZABBIX -server we need to finish installation in GUI (before fully deploying 2-th centos). </text:p>
      <text:p text:style-name="P1">In that case 2-th centos would successfully register on zabbix server. Otherwise we need to run register script manually zabapi.sh (Or crontab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3:27:50.300616219</meta:creation-date>
    <dc:date>2019-10-19T13:34:37.881111628</dc:date>
    <meta:editing-duration>PT6M48S</meta:editing-duration>
    <meta:editing-cycles>1</meta:editing-cycles>
    <meta:document-statistic meta:table-count="0" meta:image-count="0" meta:object-count="0" meta:page-count="1" meta:paragraph-count="2" meta:word-count="38" meta:character-count="252" meta:non-whitespace-character-count="214"/>
    <meta:generator>LibreOffice/5.3.6.1$Linux_X86_64 LibreOffice_project/30$Build-1</meta:generator>
  </office:meta>
</office:document-meta>
</file>